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>
      <style:paragraph-properties fo:margin-left="1.27cm" fo:margin-right="-0.002cm" fo:margin-top="0cm" fo:margin-bottom="0.282cm" loext:contextual-spacing="false" fo:line-height="108%" fo:text-indent="-0.635cm" style:auto-text-indent="false"/>
    </style:style>
    <style:style style:name="P6" style:family="paragraph" style:parent-style-name="List_20_Paragraph">
      <style:paragraph-properties fo:margin-left="1.27cm" fo:margin-right="-0.002cm" fo:text-indent="0cm" style:auto-text-indent="false"/>
    </style:style>
    <style:style style:name="P7" style:family="paragraph" style:parent-style-name="List_20_Paragraph">
      <style:paragraph-properties fo:margin-left="1.27cm" fo:margin-right="-0.002cm" fo:text-indent="0cm" style:auto-text-indent="false"/>
      <style:text-properties fo:color="#00b050"/>
    </style:style>
    <style:style style:name="P8" style:family="paragraph" style:parent-style-name="List_20_Paragraph" style:list-style-name="WWNum6">
      <style:paragraph-properties fo:margin-left="1.905cm" fo:margin-right="-0.002cm" fo:margin-top="0cm" fo:margin-bottom="0.282cm" loext:contextual-spacing="false" fo:line-height="108%" fo:text-indent="-0.635cm" style:auto-text-indent="false"/>
    </style:style>
    <style:style style:name="P9" style:family="paragraph" style:parent-style-name="List_20_Paragraph">
      <style:paragraph-properties fo:margin-left="1.905cm" fo:margin-right="-0.002cm" fo:text-indent="0cm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00b050"/>
    </style:style>
    <style:style style:name="T5" style:family="text">
      <style:text-properties fo:color="#0070c0"/>
    </style:style>
    <style:style style:name="T6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Введение в должность программиста 1с</text:span></text:p>
      <text:p text:style-name="Standard"><text:span text:style-name="T2">Советы по <text:s/>созданию нового документа:</text:span></text:p>
      <text:list xml:id="list3988314546547222424" text:style-name="WWNum1">
        <text:list-item>
          <text:p text:style-name="P1">Уточните, какой документ наиболее родственный (похож <text:s/>в плане работы и объектов) для поставленный задачи, скопируйте его формы, реквизиты и код <text:s/>в новый документ.</text:p>
        </text:list-item>
        <text:list-item>
          <text:p text:style-name="P1">Удалите лишние элементы и строки кода, измените те элементы, которые работают не так как нужно в задаче, напишите необходимый функционал, добавьте необходимые элементы на форму и в документ</text:p>
        </text:list-item>
        <text:list-item>
          <text:p text:style-name="P1">Приведите документ и код <text:s/>в единый стандарт данной конфигурации. С учётом не только его работы и внешнего вида, но и его нахождение в теле модуля или формы. </text:p>
        </text:list-item>
      </text:list>
      <text:p text:style-name="List_20_Paragraph"/>
      <text:p text:style-name="List_20_Paragraph"><text:span text:style-name="T3">Форма: </text:span></text:p>
      <text:p text:style-name="List_20_Paragraph">- <text:s/>названия элементов;</text:p>
      <text:p text:style-name="List_20_Paragraph">- <text:s/>интервалы между элементами;</text:p>
      <text:p text:style-name="List_20_Paragraph">- <text:s/>выравнивание элементов;</text:p>
      <text:p text:style-name="List_20_Paragraph">- <text:s/>привязки;</text:p>
      <text:p text:style-name="List_20_Paragraph">- <text:s/>шрифты;</text:p>
      <text:p text:style-name="List_20_Paragraph">- <text:s/>подписи.</text:p>
      <text:p text:style-name="List_20_Paragraph"/>
      <text:p text:style-name="List_20_Paragraph"><text:span text:style-name="T3">Реквизиты:</text:span></text:p>
      <text:p text:style-name="List_20_Paragraph">- <text:s/>название;</text:p>
      <text:p text:style-name="List_20_Paragraph">- <text:s/>описание;</text:p>
      <text:p text:style-name="List_20_Paragraph">- <text:s/>тип реквизита.</text:p>
      <text:p text:style-name="List_20_Paragraph"/>
      <text:p text:style-name="List_20_Paragraph"><text:span text:style-name="T3">Код модуля/формы:</text:span></text:p>
      <text:p text:style-name="List_20_Paragraph">- <text:s/>компоновка процедур и функций согласно их действию и функциям;</text:p>
      <text:p text:style-name="List_20_Paragraph">- <text:s/>выравнивание кода программы согласно стандарта конфигурации;</text:p>
      <text:p text:style-name="List_20_Paragraph">- <text:s/>название функций/процедур/переменных – должно быть понятным и соответствовать стандарту конфигурации;</text:p>
      <text:p text:style-name="List_20_Paragraph">- <text:s/>код не должен содержать лишние пробелы, другие символы, пустые строки (именно лишние).</text:p>
      <text:p text:style-name="List_20_Paragraph"/>
      <text:list xml:id="list184122599950851" text:continue-numbering="true" text:style-name="WWNum1">
        <text:list-item>
          <text:p text:style-name="P1">Уточните, к кому вы можете обращаться по вопросам организации труда, <text:s/>уточнения технического задания, уточнения по коду 1с и работы с хранилищем.</text:p>
        </text:list-item>
      </text:list>
      <text:p text:style-name="List_20_Paragraph"/>
      <text:p text:style-name="Standard"><text:span text:style-name="T2">Создание новой процедуры/функции</text:span></text:p>
      <text:list xml:id="list2111704256262108171" text:style-name="WWNum2">
        <text:list-item>
          <text:p text:style-name="P2">Узнайте, как называется похожая процедура/функция в других документах, если есть необходимость, то скопируйте её код.</text:p>
        </text:list-item>
        <text:list-item>
          <text:p text:style-name="P2">Правильно и стандартно напишите <text:s/>код вызова данного элемента.</text:p>
        </text:list-item>
        <text:list-item>
          <text:p text:style-name="P2">Расположите в модуле формы или объекта новую функцию/процедуру в необходимом блоке процедур.</text:p>
        </text:list-item>
        <text:list-item>
          <text:p text:style-name="P2">Используйте <text:s/>стандартные имена переменных и функций в ней.</text:p>
        </text:list-item>
      </text:list>
      <text:p text:style-name="List_20_Paragraph"/>
      <text:p text:style-name="List_20_Paragraph"/>
      <text:p text:style-name="Standard"><text:span text:style-name="T2">Создание нового макета</text:span></text:p>
      <text:list xml:id="list3896827753524879890" text:style-name="WWNum3">
        <text:list-item>
          <text:p text:style-name="P3">Узнайте, можно ли использовать макет с другого документа.</text:p>
        </text:list-item>
        <text:list-item>
          <text:p text:style-name="P3"><text:soft-page-break/>В случае создания нового макета убедитесь, <text:s/>что используете типовые для конфигурации шрифты, оформление элементов, интервалы, выравнивания и прочее.</text:p>
        </text:list-item>
        <text:list-item>
          <text:p text:style-name="P3">Используйте типовые процедуры для заполнения и вывода макета, а так же типовой функционал по выводу на печать или на экран печатной формы.</text:p>
        </text:list-item>
        <text:list-item>
          <text:p text:style-name="P3">Называйте области макета интуитивно понятно, согласно других макетов конфигурации.</text:p>
        </text:list-item>
      </text:list>
      <text:p text:style-name="List_20_Paragraph"/>
      <text:p text:style-name="Standard"><text:span text:style-name="T2">Доработка документа</text:span></text:p>
      <text:list xml:id="list8841397726306444066" text:style-name="WWNum4">
        <text:list-item>
          <text:p text:style-name="P4">Оформляйте <text:s/>в теле модуля или формы свой код согласно установленным правилам работы с хранилищем.</text:p>
        </text:list-item>
        <text:list-item>
          <text:p text:style-name="P4">Размещайте новые элементы согласно стандарта, использованного на данной форме.</text:p>
        </text:list-item>
        <text:list-item>
          <text:p text:style-name="P4">Правильно внесите правила видимости/не видимости новых элементов.</text:p>
        </text:list-item>
        <text:list-item>
          <text:p text:style-name="P4">В случае добавления новых процедур/функций – правильно выбирайте место элемента, согласно его функционалу.</text:p>
        </text:list-item>
      </text:list>
      <text:p text:style-name="List_20_Paragraph"/>
      <text:p text:style-name="Standard"><text:span text:style-name="T2">Общие правила при работе с хранилищем и оформление своих изменений:</text:span></text:p>
      <text:list xml:id="list8035328837579265956" text:style-name="WWNum5">
        <text:list-item>
          <text:p text:style-name="P5">Если мы добавляем код в модуль, то оформляем его так:<text:line-break/><text:span text:style-name="T4">// ТЕЛЛУР Иванов И.И. 21.11.2017 НомерТребования Начало</text:span></text:p>
        </text:list-item>
      </text:list>
      <text:p text:style-name="P6"><text:span text:style-name="T5">Код;</text:span></text:p>
      <text:p text:style-name="P6"><text:span text:style-name="T4">// ТЕЛЛУР Иванов И.И. 21.11.2017 НомерТребования Конец</text:span></text:p>
      <text:list xml:id="list184123535153162" text:continue-numbering="true" text:style-name="WWNum5">
        <text:list-item>
          <text:p text:style-name="P5">Если мы удаляем код из модуля, то оформляем его так:<text:line-break/><text:span text:style-name="T4">// ТЕЛЛУР Иванов И.И. 21.11.2017 НомерТребования Начало</text:span></text:p>
        </text:list-item>
      </text:list>
      <text:p text:style-name="P6"><text:span text:style-name="T4">// Код;</text:span></text:p>
      <text:p text:style-name="P6"><text:span text:style-name="T4">// ТЕЛЛУР Иванов И.И. 21.11.2017 НомерТребования Конец</text:span></text:p>
      <text:list xml:id="list184122532840607" text:continue-numbering="true" text:style-name="WWNum5">
        <text:list-item>
          <text:p text:style-name="P5">Если мы изменяем код в модуле, то оформляем его так:<text:line-break/><text:span text:style-name="T4">// ТЕЛЛУР Иванов И.И. 21.11.2017 НомерТребования Начало</text:span></text:p>
        </text:list-item>
      </text:list>
      <text:p text:style-name="P6"><text:span text:style-name="T4">// Код было;</text:span></text:p>
      <text:p text:style-name="P6"><text:span text:style-name="T5">Код стало;</text:span></text:p>
      <text:p text:style-name="P6"><text:span text:style-name="T4">// ТЕЛЛУР Иванов И.И. 21.11.2017 НомерТребования Конец</text:span></text:p>
      <text:list xml:id="list184124325129227" text:continue-numbering="true" text:style-name="WWNum5">
        <text:list-item>
          <text:p text:style-name="P5">Если надо добавить одну строку кода, то делаем так:</text:p>
        </text:list-item>
      </text:list>
      <text:p text:style-name="P6"><text:span text:style-name="T5">Код; </text:span><text:span text:style-name="T4">// ТЕЛЛУР Иванов И.И. 21.11.2017 НомерТребования Вставка</text:span></text:p>
      <text:list xml:id="list184124239957150" text:continue-numbering="true" text:style-name="WWNum5">
        <text:list-item>
          <text:p text:style-name="P5">Если вставляемый код имеет много строк (больше 10), то его лучше не вставлять как есть, а оформить в виде вызова процедуры и вставить вызов этой процедуры:</text:p>
        </text:list-item>
      </text:list>
      <text:p text:style-name="P6"><text:span text:style-name="T4">// ТЕЛЛУР Иванов И.И. 21.11.2017 НомерТребования Начало</text:span></text:p>
      <text:p text:style-name="P6"><text:span text:style-name="T6">Процедура </text:span><text:span text:style-name="T5">НашаПроцедура()</text:span></text:p>
      <text:p text:style-name="P6"><text:span text:style-name="T5"><text:tab/>Код;</text:span></text:p>
      <text:p text:style-name="P6"><text:span text:style-name="T6">КонецПроцедуры</text:span></text:p>
      <text:p text:style-name="P6"><text:span text:style-name="T4">// ТЕЛЛУР Иванов И.И. 21.11.2017 </text:span><text:bookmark text:name="_GoBack"/><text:span text:style-name="T4">НомерТребования Конец</text:span></text:p>
      <text:p text:style-name="P7"><text:soft-page-break/></text:p>
      <text:p text:style-name="P6"><text:span text:style-name="T5">НашаПроцедура(); </text:span><text:span text:style-name="T4">// ТЕЛЛУР Иванов И.И. 21.11.2017 НомерТребования Вставка</text:span></text:p>
      <text:p text:style-name="P6"/>
      <text:p text:style-name="P6">Уточнение: <text:span text:style-name="T4">НомерТребования </text:span>– пишем вместо данной строки только сам номер.</text:p>
      <text:h text:style-name="Heading_20_1" text:outline-level="1">Работа с хранилищем</text:h>
      <text:p text:style-name="P6">Для групповой разработки конфигурации используется хранилище конфигураций. Здесь правила простые:</text:p>
      <text:list xml:id="list7914842250929128669" text:style-name="WWNum6">
        <text:list-item>
          <text:p text:style-name="P8">Каждую версию, помещаемую в хранилище надо снабжать комментарием вида:</text:p>
        </text:list-item>
      </text:list>
      <text:p text:style-name="P9">// НомерТребования</text:p>
      <text:p text:style-name="P9">Краткое описание выполненных изменений</text:p>
      <text:list xml:id="list184123275103545" text:continue-numbering="true" text:style-name="WWNum6">
        <text:list-item>
          <text:p text:style-name="P8">Надо стараться помещать в хранилище данные со степенью гранулярности равной одному или более целиком выполненных требований. Если так случилось, что надо срочно освободить объект для кого-то (скажем внеплановая поставка), то при помещении в хранилище комментируем недоработанные изменения, чтобы все работало как до наших не завершенных изменений.</text:p>
        </text:list-item>
        <text:list-item>
          <text:p text:style-name="P8">При помещении данных в хранилище надо всегда пользоваться апплетом Конфигурация –&gt; Хранилище конфигурации –&gt; Хранилище, а не помещать объекты непосредственно из дерева (т.к. всегда что-нибудь забываем). Корень хранилище рекурсивно помещать нельзя – зависнет.</text:p>
        </text:list-item>
        <text:list-item>
          <text:p text:style-name="P8">Еще одно правило, которое относится не столько к хранилищу, сколько к технике безопасности. При доработках в хранилище сохраняем только изменения тех объектов, которые фигурируют в требованиях (если случайно задели что-то другое, скажем при копировании оттуда типовых алгоритмов), то эти случайности в хранилище не сохраняем, даже если это просто пустая строка. Т.к. впоследствии история хранилища может использоваться для формирования отчета, а также для анализа обнаруженных проблем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fo: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dc:creator>Sergey</dc:creator>
    <meta:editing-cycles>2</meta:editing-cycles>
    <meta:creation-date>2017-12-03T19:41:00</meta:creation-date>
    <dc:date>2017-12-03T20:53:00</dc:date>
    <meta:editing-duration>PT1H12M</meta:editing-duration>
    <meta:generator>LibreOffice/5.1.6.2$Linux_X86_64 LibreOffice_project/10m0$Build-2</meta:generator>
    <meta:document-statistic meta:table-count="0" meta:image-count="0" meta:object-count="0" meta:page-count="3" meta:paragraph-count="66" meta:word-count="690" meta:character-count="4940" meta:non-whitespace-character-count="4312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